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2.26cm"/>
    </style:style>
    <style:style style:name="co3" style:family="table-column">
      <style:table-column-properties fo:break-before="auto" style:column-width="3.821cm"/>
    </style:style>
    <style:style style:name="co4" style:family="table-column">
      <style:table-column-properties fo:break-before="auto" style:column-width="1.39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lavr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language</text:p>
          </table:table-cell>
          <table:table-cell office:value-type="string" calcext:value-type="string">
            <text:p>words</text:p>
          </table:table-cell>
          <table:table-cell office:value-type="string" calcext:value-type="string">
            <text:p>consonants</text:p>
          </table:table-cell>
          <table:table-cell office:value-type="string" calcext:value-type="string">
            <text:p>vowels</text:p>
          </table:table-cell>
        </table:table-row>
        <table:table-row table:style-name="ro1">
          <table:table-cell office:value-type="string" calcext:value-type="string">
            <text:p>portuguese</text:p>
          </table:table-cell>
          <table:table-cell office:value-type="string" calcext:value-type="string">
            <text:p>universidade cachoeira chocolate carro bicicleta abacaxi escola pneumatico girassol violino arcoiris banana queijo serpente borracha floresta morango esmeralda computador passaro almofada gargalhada guitarra camiseta coelho hipopotamo jabuticaba xicara chaveiro coquetel aquarela buzina feijao fusca goteira jardim mochila ouro piscina quiabo radiador sino tatuagem vassoura zebra ameixa churrasco dedo fivela geladeira harpa igreja jacare ketichupe lampada mamute nariz oculos papagaio keimadura rato sorvete tenis urso vinho xarope iutuber zombaria asucar batom cadeira diamante enxada foguete girafa hidratante ilha janela kiwi laranja macaco nuvem orelha pao keimadura regua sapo tartaruga uva vento xale ioga ziper alface bau cama dente espelho farol gato</text:p>
          </table:table-cell>
          <table:table-cell office:value-type="string" calcext:value-type="string">
            <text:p>bcdfghjlmnprstxvzk</text:p>
          </table:table-cell>
          <table:table-cell office:value-type="string" calcext:value-type="string">
            <text:p>aeiou</text:p>
          </table:table-cell>
        </table:table-row>
        <table:table-row table:style-name="ro1">
          <table:table-cell office:value-type="string" calcext:value-type="string">
            <text:p>english</text:p>
          </table:table-cell>
          <table:table-cell office:value-type="string" calcext:value-type="string">
            <text:p>university waterfall chocolate car bicycle pineapple school pneumatic sunflower violin rainbow banana cheese serpent eraser forest strawberry emerald computer bird pillow laughter guitar tshirt rabbit hippopotamus blueberry cup keychain cocktail watercolor horn beans beetle gutter garden backpack gold swimming pool okra radiator bell tattoo broom zebra plum barbecue finger buckle refrigerator harp church alligator ketchup lamp mammoth nose glasses parrot burn rat ice cream sneakers bear wine syrup youtuber mockery sugar lipstick chair diamond hoe rocket giraffe moisturizer island window kiwi orange monkey cloud ear bread quilt bed tooth mirror headlight cat unicorn vase zipper lettuce trunk table ant elephant fan globe july james xilophone exquisite</text:p>
          </table:table-cell>
          <table:table-cell office:value-type="string" calcext:value-type="string">
            <text:p>bcdfghjklmnpqrstvwxz</text:p>
          </table:table-cell>
          <table:table-cell office:value-type="string" calcext:value-type="string">
            <text:p>aeiouy</text:p>
          </table:table-cell>
        </table:table-row>
        <table:table-row table:style-name="ro1">
          <table:table-cell office:value-type="string" calcext:value-type="string">
            <text:p>russian</text:p>
          </table:table-cell>
          <table:table-cell office:value-type="string" calcext:value-type="string">
            <text:p>universitet voda zont skripka radio banan syr koshka stol dver' okno telefon pilot pesnya kofe kniga pal'to gitara karandash mysh' golova nos chasiki ryba pesok moloko veter fabrika zvezda loshad' desyat' ozero trava derevo zhizn' smeh krylya dom rubashka vopros strana zontik kartoshka utro ruki glaza krasota noch' svet muzhchina zhenshchina druz'ya kolokol chashka krovat' zontik molotok zima ptitsa chasy kartina sad parik makaroni dush kenguru karandash pyat' zub bol'shoy nebo ruchka neft' yaitsa yazik banan krug vaza doska vse yabloko komp'yuter knopka zhizn' plenka mebel' avtomobil' dver' okno futbol golos cvetok medved' dengi voda krasnyy tsirk lampa gora frukt pal'to grom kofe syr ptitsa svoboda podushka glasnost'</text:p>
          </table:table-cell>
          <table:table-cell office:value-type="string" calcext:value-type="string">
            <text:p>bdfgklmnprstvzh'</text:p>
          </table:table-cell>
          <table:table-cell office:value-type="string" calcext:value-type="string">
            <text:p>aeiouy</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5">00/00/0000</text:date>, <text:time style:data-style-name="N2" text:time-value="10:45:53.23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25T10:47:33.776000000</dc:date>
    <meta:editing-duration>PT6M7S</meta:editing-duration>
    <meta:editing-cycles>4</meta:editing-cycles>
    <meta:generator>LibreOffice/7.6.4.1$Windows_X86_64 LibreOffice_project/e19e193f88cd6c0525a17fb7a176ed8e6a3e2aa1</meta:generator>
    <meta:document-statistic meta:table-count="1" meta:cell-count="16" meta:object-count="0"/>
  </office:meta>
</office:document-meta>
</file>